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5.667cm" style:rel-column-width="21845*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0e5ab4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0e5ab4" officeooo:paragraph-rsid="000e5ab4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0e5ab4" officeooo:paragraph-rsid="000ec1a6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0ec1a6" officeooo:paragraph-rsid="000ec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8_1_1_1768565569988_336"/><text:bookmark text:name="yui_3_18_1_1_1768565569988_335"/></text:p>
      <table:table table:name="Tabla1" table:style-name="Tabla1">
        <table:table-column table:style-name="Tabla1.A" table:number-columns-repeated="3"/>
        <table:table-row>
          <table:table-cell office:value-type="string">
            <text:p text:style-name="P1"><text:line-break/></text:p>
          </table:table-cell>
          <table:table-cell office:value-type="string">
            <text:p text:style-name="P3"><text:bookmark text:name="yui_3_18_1_1_1768565569988_334"/><text:bookmark text:name="yui_3_18_1_1_1768565569988_333"/>Json-server </text:p>
          </table:table-cell>
          <table:table-cell office:value-type="string">
            <text:p text:style-name="P3">RestRepository<text:bookmark text:name="yui_3_18_1_1_1768565569988_334 Copia 1"/><text:bookmark text:name="yui_3_18_1_1_1768565569988_333 Copia 1"/></text:p>
          </table:table-cell>
        </table:table-row>
        <table:table-row>
          <table:table-cell office:value-type="string">
            <text:p text:style-name="P1"><text:bookmark text:name="yui_3_18_1_1_1768565569988_332"/>GET OK 1 objeto</text:p>
          </table:table-cell>
          <table:table-cell office:value-type="string">
            <text:p text:style-name="P4">200 OK</text:p>
            <text:p text:style-name="P4">Nos devuelve el objeto que hemos solicitado por id</text:p>
          </table:table-cell>
          <table:table-cell office:value-type="string">
            <text:p text:style-name="P1"><text:bookmark text:name="yui_3_18_1_1_1768565569988_340"/><text:bookmark text:name="yui_3_18_1_1_1768565569988_339"/></text:p>
          </table:table-cell>
        </table:table-row>
        <table:table-row>
          <table:table-cell office:value-type="string">
            <text:p text:style-name="P1">GET OK todos los objetos</text:p>
          </table:table-cell>
          <table:table-cell office:value-type="string">
            <text:p text:style-name="P4">200 OK</text:p>
            <text:p text:style-name="P4">Nos devuelve el JSON entero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GET de id no existente</text:p>
          </table:table-cell>
          <table:table-cell office:value-type="string">
            <text:p text:style-name="P4">404 Not Found</text:p>
            <text:p text:style-name="P4">Nos da error “Not found”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OST OK sin especificar id</text:p>
          </table:table-cell>
          <table:table-cell office:value-type="string">
            <text:p text:style-name="P4">201 Created</text:p>
            <text:p text:style-name="P4">Nos crea un objeto con un id autogenerado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OST con id en path</text:p>
          </table:table-cell>
          <table:table-cell office:value-type="string">
            <text:p text:style-name="P4">404 Not Found</text:p>
            <text:p text:style-name="P4">Nos da error porque no podemos crear un objeto sobre otro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OST con id en json</text:p>
          </table:table-cell>
          <table:table-cell office:value-type="string">
            <text:p text:style-name="P4">201 Created </text:p>
            <text:p text:style-name="P4">Nos crea el objeto con el id especificado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OST de objeto existente</text:p>
          </table:table-cell>
          <table:table-cell office:value-type="string">
            <text:p text:style-name="P4">201 Created</text:p>
            <text:p text:style-name="P4">Nos duplica el objeto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DEL OK</text:p>
          </table:table-cell>
          <table:table-cell office:value-type="string">
            <text:p text:style-name="P4">200 OK</text:p>
            <text:p text:style-name="P4">Nos elimina el objeto indicado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DEL entidad no existente</text:p>
          </table:table-cell>
          <table:table-cell office:value-type="string">
            <text:p text:style-name="P4">404 Not Found</text:p>
            <text:p text:style-name="P4">No existe el objeto así que nos da error Not Found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UT OK</text:p>
          </table:table-cell>
          <table:table-cell office:value-type="string">
            <text:p text:style-name="P6">200 OK</text:p>
            <text:p text:style-name="P6">Nos modifica el primer objeto que encuentra con ese id en caso de que se repita.</text:p>
          </table:table-cell>
          <table:table-cell office:value-type="string">
            <text:p text:style-name="P1"/>
          </table:table-cell>
        </table:table-row>
        <text:soft-page-break/>
        <table:table-row>
          <table:table-cell office:value-type="string">
            <text:p text:style-name="P1">PUT id no exista</text:p>
          </table:table-cell>
          <table:table-cell office:value-type="string">
            <text:p text:style-name="P6">404 Not Found</text:p>
            <text:p text:style-name="P5">No existe el objeto así que nos da error Not Found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UT con id distinto en json</text:p>
          </table:table-cell>
          <table:table-cell office:value-type="string">
            <text:p text:style-name="P6">200 OK</text:p>
            <text:p text:style-name="P6">Modifica el objeto pero guarda el id del PATH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ATCH OK</text:p>
          </table:table-cell>
          <table:table-cell office:value-type="string">
            <text:p text:style-name="P6">200 OK</text:p>
            <text:p text:style-name="P6">Nos modifica el primer objeto que encuentra con ese id en caso de que se repita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>PATCH con id distinto en json</text:p>
          </table:table-cell>
          <table:table-cell office:value-type="string">
            <text:p text:style-name="P6">200 OK</text:p>
            <text:p text:style-name="P6">Modifica el objeto pero guarda el id del PATH.</text:p>
          </table:table-cell>
          <table:table-cell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3:32:18.787503966</meta:creation-date>
    <meta:generator>LibreOffice/24.2.7.2$Linux_X86_64 LibreOffice_project/420$Build-2</meta:generator>
    <dc:date>2026-01-16T13:47:45.671350313</dc:date>
    <meta:editing-duration>PT4M53S</meta:editing-duration>
    <meta:editing-cycles>1</meta:editing-cycles>
    <meta:document-statistic meta:table-count="1" meta:image-count="0" meta:object-count="0" meta:page-count="2" meta:paragraph-count="46" meta:word-count="220" meta:character-count="1068" meta:non-whitespace-character-count="888"/>
  </office:meta>
</office:document-meta>
</file>